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stampa provini : vanno raggruppati per operatore ?</text:p>
      <text:p text:style-name="Standard">Oppure si stampano un operatore per volta ?</text:p>
      <text:p text:style-name="Standard"/>
      <text:p text:style-name="Standard">I provini li ordiniamo per data/numero foto ?</text:p>
      <text:p text:style-name="Standard"/>
      <text:p text:style-name="Standard">Niente codice a barre.</text:p>
      <text:p text:style-name="Standard"/>
      <text:p text:style-name="Standard">Il numero di fogli stampati con i provini vanno conteggiati ?</text:p>
      <text:p text:style-name="Standard">Dove li stampiamo ? Nel report totalizzatone? Vanno divisi per formato ?</text:p>
      <text:p text:style-name="Standard"/>
      <text:p text:style-name="Standard">Taglio foto solo a destra per bordi bianchi. E' un problema ?</text:p>
      <text:p text:style-name="Standard"/>
      <text:p text:style-name="Standard">Data/ora di scatto della foto : è importante ? Serve oppure no ?</text:p>
      <text:p text:style-name="Standard">Se serve, dove va usata ?<text:line-break/></text:p>
      <text:p text:style-name="Standard">Pubblicità nello slide/show : serve oppure no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11T14:30:16.80</dc:date>
    <dc:creator>Luca Bernardini</dc:creator>
    <meta:generator>OpenOffice.org/3.3$Win32 OpenOffice.org_project/330m20$Build-9567</meta:generator>
    <meta:document-statistic meta:table-count="0" meta:image-count="0" meta:object-count="0" meta:page-count="1" meta:paragraph-count="10" meta:word-count="91" meta:character-count="494"/>
    <meta:editing-duration>PT15M46S</meta:editing-duration>
    <meta:editing-cycles>1</meta:editing-cycles>
  </office:meta>
</office:document-meta>
</file>